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3" draw:layer="layout" svg:width="3.052cm" svg:height="1.605cm" svg:x="1.874cm" svg:y="5.445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32cm" svg:height="1.605cm" svg:x="12.355cm" svg:y="5.431cm">
          <text:p text:style-name="P2">Search P'' ~ P' </text:p>
          <text:p text:style-name="P2">such that P'' has</text:p>
          <text:p text:style-name="P2">active processors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.532cm" svg:height="1.605cm" svg:x="15.529cm" svg:y="5.442cm">
          <text:p text:style-name="P2">Migrate task</text:p>
          <text:p text:style-name="P2">to a processor</text:p>
          <text:p text:style-name="P2">in P''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87cm" svg:y1="6.233cm" svg:x2="15.529cm" svg:y2="6.244cm" draw:start-shape="id1" draw:start-glue-point="1" draw:end-shape="id2" draw:end-glue-point="3" svg:d="m14887 6233 642 11">
          <text:p/>
        </draw:connector>
        <draw:custom-shape draw:style-name="gr2" draw:text-style-name="P2" draw:id="id3" draw:layer="layout" svg:width="1.938cm" svg:height="1.762cm" svg:x="6.128cm" svg:y="9.459cm">
          <text:p text:style-name="P2">0 &lt; I &lt; T<text:span text:style-name="T2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4" draw:layer="layout" svg:width="2.374cm" svg:height="0.771cm" svg:x="8.875cm" svg:y="9.948cm">
          <text:p text:style-name="P2">P' = 0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66cm" svg:y1="10.339cm" svg:x2="8.875cm" svg:y2="10.333cm" draw:start-shape="id3" draw:start-glue-point="7" draw:end-shape="id4" draw:end-glue-point="3" svg:d="m8066 10339 809-6">
          <text:p/>
        </draw:connector>
        <draw:custom-shape draw:style-name="gr2" draw:text-style-name="P2" draw:id="id5" draw:layer="layout" svg:width="1.938cm" svg:height="1.762cm" svg:x="6.129cm" svg:y="7.359cm">
          <text:p text:style-name="P2">T<text:span text:style-name="T2">0</text:span> &lt; I &lt; T<text:span text:style-name="T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6" draw:layer="layout" svg:width="2.374cm" svg:height="0.771cm" svg:x="8.876cm" svg:y="7.848cm">
          <text:p text:style-name="P2">P' = 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67cm" svg:y1="8.239cm" svg:x2="8.876cm" svg:y2="8.233cm" draw:start-shape="id5" draw:start-glue-point="7" draw:end-shape="id6" draw:end-glue-point="3" svg:d="m8067 8239 809-6">
          <text:p/>
        </draw:connector>
        <draw:custom-shape draw:style-name="gr2" draw:text-style-name="P2" draw:id="id7" draw:layer="layout" svg:width="1.938cm" svg:height="1.762cm" svg:x="6.13cm" svg:y="5.359cm">
          <text:p text:style-name="P2">T<text:span text:style-name="T2">1</text:span> &lt; I &lt; T<text:span text:style-name="T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8" draw:layer="layout" svg:width="2.374cm" svg:height="0.771cm" svg:x="8.877cm" svg:y="5.863cm">
          <text:p text:style-name="P2">P' = 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68cm" svg:y1="6.239cm" svg:x2="8.877cm" svg:y2="6.248cm" draw:start-shape="id7" draw:start-glue-point="7" draw:end-shape="id8" draw:end-glue-point="3" svg:d="m8068 6239 809 9">
          <text:p/>
        </draw:connector>
        <draw:custom-shape draw:style-name="gr2" draw:text-style-name="P2" draw:id="id9" draw:layer="layout" svg:width="1.938cm" svg:height="1.762cm" svg:x="6.131cm" svg:y="3.359cm">
          <text:p text:style-name="P2">T<text:span text:style-name="T2">2</text:span> &lt; I &lt; T<text:span text:style-name="T2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10" draw:layer="layout" svg:width="2.374cm" svg:height="0.771cm" svg:x="8.878cm" svg:y="3.848cm">
          <text:p text:style-name="P2">P' = 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69cm" svg:y1="4.239cm" svg:x2="8.878cm" svg:y2="4.233cm" draw:start-shape="id9" draw:start-glue-point="7" draw:end-shape="id10" draw:end-glue-point="3" svg:d="m8069 4239 809-6">
          <text:p/>
        </draw:connector>
        <draw:custom-shape draw:style-name="gr2" draw:text-style-name="P2" draw:id="id11" draw:layer="layout" svg:width="1.938cm" svg:height="1.762cm" svg:x="6.132cm" svg:y="1.359cm">
          <text:p text:style-name="P2">T<text:span text:style-name="T2">3</text:span> &lt;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12" draw:layer="layout" svg:width="2.374cm" svg:height="0.771cm" svg:x="8.879cm" svg:y="1.848cm">
          <text:p text:style-name="P2">P' = 4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7cm" svg:y1="2.239cm" svg:x2="8.879cm" svg:y2="2.233cm" draw:start-shape="id11" draw:start-glue-point="7" draw:end-shape="id12" draw:end-glue-point="3" svg:d="m8070 2239 809-6">
          <text:p/>
        </draw:connector>
        <draw:connector draw:style-name="gr3" draw:text-style-name="P1" draw:layer="layout" draw:type="line" svg:x1="4.926cm" svg:y1="6.247cm" svg:x2="6.13cm" svg:y2="6.239cm" draw:start-shape="id13" draw:start-glue-point="1" draw:end-shape="id7" draw:end-glue-point="5" svg:d="m4926 6247 1204-8">
          <text:p/>
        </draw:connector>
        <draw:connector draw:style-name="gr3" draw:text-style-name="P1" draw:layer="layout" draw:type="curve" svg:x1="4.926cm" svg:y1="6.247cm" svg:x2="6.131cm" svg:y2="4.24cm" draw:start-shape="id13" draw:start-glue-point="1" draw:end-shape="id9" svg:d="m4926 6247c904 0 302-2007 1205-2007">
          <text:p/>
        </draw:connector>
        <draw:connector draw:style-name="gr3" draw:text-style-name="P1" draw:layer="layout" draw:type="curve" svg:x1="4.926cm" svg:y1="6.247cm" svg:x2="6.132cm" svg:y2="2.239cm" draw:start-shape="id13" draw:start-glue-point="1" draw:end-shape="id11" draw:end-glue-point="5" svg:d="m4926 6247c904 0 302-4008 1206-4008">
          <text:p/>
        </draw:connector>
        <draw:connector draw:style-name="gr3" draw:text-style-name="P1" draw:layer="layout" draw:type="curve" svg:x1="4.926cm" svg:y1="6.247cm" svg:x2="6.129cm" svg:y2="8.239cm" draw:start-shape="id13" draw:start-glue-point="1" draw:end-shape="id5" draw:end-glue-point="5" svg:d="m4926 6247c903 0 302 1992 1203 1992">
          <text:p/>
        </draw:connector>
        <draw:connector draw:style-name="gr3" draw:text-style-name="P1" draw:layer="layout" draw:type="curve" svg:x1="4.926cm" svg:y1="6.247cm" svg:x2="6.128cm" svg:y2="10.339cm" draw:start-shape="id13" draw:start-glue-point="1" draw:end-shape="id3" draw:end-glue-point="5" svg:d="m4926 6247c901 0 301 4092 1202 4092">
          <text:p/>
        </draw:connector>
        <draw:connector draw:style-name="gr3" draw:text-style-name="P1" draw:layer="layout" draw:type="line" svg:x1="11.251cm" svg:y1="6.248cm" svg:x2="12.355cm" svg:y2="6.233cm" draw:start-shape="id8" draw:start-glue-point="1" draw:end-shape="id1" draw:end-glue-point="3" svg:d="m11251 6248 1104-15">
          <text:p/>
        </draw:connector>
        <draw:connector draw:style-name="gr3" draw:text-style-name="P1" draw:layer="layout" draw:type="curve" svg:x1="11.252cm" svg:y1="4.233cm" svg:x2="12.355cm" svg:y2="6.233cm" draw:start-shape="id10" draw:start-glue-point="1" draw:end-shape="id1" draw:end-glue-point="3" svg:d="m11252 4233c828 0 277 2000 1103 2000">
          <text:p/>
        </draw:connector>
        <draw:connector draw:style-name="gr3" draw:text-style-name="P1" draw:layer="layout" draw:type="curve" svg:x1="11.253cm" svg:y1="2.233cm" svg:x2="12.355cm" svg:y2="6.233cm" draw:start-shape="id12" draw:start-glue-point="1" draw:end-shape="id1" draw:end-glue-point="3" svg:d="m11253 2233c826 0 276 4000 1102 4000">
          <text:p/>
        </draw:connector>
        <draw:connector draw:style-name="gr3" draw:text-style-name="P1" draw:layer="layout" draw:type="curve" svg:x1="11.25cm" svg:y1="8.233cm" svg:x2="12.355cm" svg:y2="6.233cm" draw:start-shape="id6" draw:start-glue-point="1" draw:end-shape="id1" draw:end-glue-point="3" svg:d="m11250 8233c829 0 277-2000 1105-2000">
          <text:p/>
        </draw:connector>
        <draw:connector draw:style-name="gr3" draw:text-style-name="P1" draw:layer="layout" draw:type="curve" svg:x1="11.249cm" svg:y1="10.333cm" svg:x2="12.355cm" svg:y2="6.233cm" draw:start-shape="id4" draw:start-glue-point="1" draw:end-shape="id1" draw:end-glue-point="3" svg:d="m11249 10333c829 0 277-4100 1106-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7-09T20:53:31</dc:date>
    <meta:editing-duration>PT00H27M12S</meta:editing-duration>
    <meta:editing-cycles>4</meta:editing-cycles>
    <meta:generator>OpenOffice.org/3.0$Linux OpenOffice.org_project/300m15$Build-9379</meta:generator>
    <meta:document-statistic meta:object-count="29"/>
  </office:meta>
</office:document-meta>
</file>